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00ad9" officeooo:paragraph-rsid="00200ad9"/>
    </style:style>
    <style:style style:name="P2" style:family="paragraph" style:parent-style-name="Heading_20_1">
      <style:text-properties officeooo:rsid="00200ad9" officeooo:paragraph-rsid="00200ad9"/>
    </style:style>
    <style:style style:name="P3" style:family="paragraph" style:parent-style-name="Heading_20_2">
      <style:text-properties officeooo:rsid="00200ad9" officeooo:paragraph-rsid="00200ad9"/>
    </style:style>
    <style:style style:name="P4" style:family="paragraph" style:parent-style-name="Header">
      <style:text-properties officeooo:rsid="00211bd8" officeooo:paragraph-rsid="00211bd8"/>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Exercise 1</text:h>
      <text:h text:style-name="P3" text:outline-level="2">Orientation test in 2D</text:h>
      <text:p text:style-name="P1">I use the procedure explained in class:</text:p>
      <text:p text:style-name="P1"><draw:frame draw:style-name="fr1" draw:name="Object1" text:anchor-type="as-char" svg:y="-0.2827in" svg:width="3.4898in" svg:height="0.4925in" draw:z-index="0"><draw:object xlink:href="./Object 1" xlink:type="simple" xlink:show="embed" xlink:actuate="onLoad"/><draw:image xlink:href="./ObjectReplacements/Object 1" xlink:type="simple" xlink:show="embed" xlink:actuate="onLoad"/></draw:frame></text:p>
      <text:h text:style-name="P3" text:outline-level="2">Line segment intersection</text:h>
      <text:p text:style-name="P1">I check for the following cases: Full intersection, both segments are overlapped and colinear, Both have one point in common and one of the points of one segment is on the other segment. Otherwise, there is no intersection de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1bd8" officeooo:paragraph-rsid="00211bd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lessio Linares Bernardini<text:tab/><text:tab/>Computational Geomet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io Linares</meta:initial-creator>
    <meta:creation-date>2016-01-08T10:24:32.346935424</meta:creation-date>
    <meta:generator>LibreOffice/5.0.2.2$Linux_X86_64 LibreOffice_project/00m0$Build-2</meta:generator>
    <dc:date>2016-01-08T10:37:33.735291370</dc:date>
    <dc:creator>Alessio Linares</dc:creator>
    <meta:editing-duration>PT13M2S</meta:editing-duration>
    <meta:editing-cycles>2</meta:editing-cycles>
    <meta:document-statistic meta:table-count="0" meta:image-count="0" meta:object-count="1" meta:page-count="1" meta:paragraph-count="7" meta:word-count="60" meta:character-count="378" meta:non-whitespace-character-count="323"/>
  </office:meta>
</office:document-meta>
</file>

<file path=Object 1/content.xml><?xml version="1.0" encoding="utf-8"?>
<math xmlns="http://www.w3.org/1998/Math/MathML" display="block">
  <semantics>
    <mrow>
      <mi mathvariant="italic">OrientedArea</mi>
      <mrow>
        <mo fence="true" stretchy="false">(</mo>
        <mrow>
          <mrow>
            <mi>T</mi>
            <mrow>
              <mo fence="true" stretchy="false">(</mo>
              <mrow>
                <mrow>
                  <mi>P</mi>
                  <mi>,</mi>
                  <mi>Q</mi>
                  <mi>,</mi>
                  <mi>R</mi>
                </mrow>
              </mrow>
              <mo fence="true" stretchy="false">)</mo>
            </mrow>
          </mrow>
        </mrow>
        <mo fence="true" stretchy="false">)</mo>
      </mrow>
      <mrow>
        <mspace width="2em"/>
        <mo stretchy="false">=</mo>
        <mspace width="2em"/>
      </mrow>
      <mfrac>
        <mn>1</mn>
        <mn>2</mn>
      </mfrac>
      <mspace width="2em"/>
      <mrow>
        <mo fence="true" stretchy="true">|</mo>
        <mrow>
          <mtable>
            <mtr>
              <mtd>
                <mrow>
                  <msub>
                    <mi>q</mi>
                    <mn>1</mn>
                  </msub>
                  <mo stretchy="false">−</mo>
                  <msub>
                    <mi>p</mi>
                    <mn>1</mn>
                  </msub>
                </mrow>
              </mtd>
              <mtd>
                <mrow>
                  <msub>
                    <mi>r</mi>
                    <mn>1</mn>
                  </msub>
                  <mo stretchy="false">−</mo>
                  <msub>
                    <mi>p</mi>
                    <mn>1</mn>
                  </msub>
                </mrow>
              </mtd>
            </mtr>
            <mtr>
              <mtd>
                <mrow>
                  <msub>
                    <mi>q</mi>
                    <mn>2</mn>
                  </msub>
                  <mo stretchy="false">−</mo>
                  <msub>
                    <mi>p</mi>
                    <mn>2</mn>
                  </msub>
                </mrow>
              </mtd>
              <mtd>
                <mrow>
                  <msub>
                    <mi>r</mi>
                    <mn>2</mn>
                  </msub>
                  <mo stretchy="false">−</mo>
                  <msub>
                    <mi>p</mi>
                    <mn>2</mn>
                  </msub>
                </mrow>
              </mtd>
            </mtr>
          </mtable>
        </mrow>
        <mo fence="true" stretchy="true">|</mo>
      </mrow>
    </mrow>
    <annotation encoding="StarMath 5.0">OrientedArea(T( P, Q, R )) ~=~ 1 over 2 ~ left lline matrix{q_1 - p_1 # r_1 - p_1 ## q_2 - p_2 # r_2 - p_2}  right rline </annotation>
  </semantics>
</math>
</file>